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3.5cm" loext:glow="visible" loext:glow-radius="0.529cm" loext:glow-color="#ff4000" loext:glow-transparency="6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3.25cm" svg:x="6.75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dc="http://purl.org/dc/elements/1.1/" xmlns:presentation="urn:oasis:names:tc:opendocument:xmlns:presentation:1.0" xmlns:anim="urn:oasis:names:tc:opendocument:xmlns:animation:1.0" xmlns:officeooo="http://openoffice.org/2009/office" office:version="1.2">
  <office:meta>
    <meta:creation-date>2020-05-07T12:58:32.869000000</meta:creation-date>
    <dc:date>2020-05-07T15:07:20.981000000</dc:date>
    <meta:editing-duration>PT1M28S</meta:editing-duration>
    <meta:editing-cycles>2</meta:editing-cycles>
    <meta:generator>LibreOfficeDev/7.0.0.0.alpha1$Windows_X86_64 LibreOffice_project/446db27c7d6bc0f1657ab438771da3aa56bd55ba</meta:generator>
    <meta:document-statistic meta:object-count="1"/>
  </office:meta>
</office:document-meta>
</file>